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4.1063in"/>
    </style:style>
    <style:style style:name="co3" style:family="table-column">
      <style:table-column-properties fo:break-before="auto" style:column-width="5.0134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028in"/>
    </style:style>
    <style:style style:name="co7" style:family="table-column">
      <style:table-column-properties fo:break-before="auto" style:column-width="2.3189in"/>
    </style:style>
    <style:style style:name="co8" style:family="table-column">
      <style:table-column-properties fo:break-before="auto" style:column-width="2.0047in"/>
    </style:style>
    <style:style style:name="co9" style:family="table-column">
      <style:table-column-properties fo:break-before="auto" style:column-width="3.6965in"/>
    </style:style>
    <style:style style:name="co10" style:family="table-column">
      <style:table-column-properties fo:break-before="auto" style:column-width="2.1799in"/>
    </style:style>
    <style:style style:name="co11" style:family="table-column">
      <style:table-column-properties fo:break-before="auto" style:column-width="1.0374in"/>
    </style:style>
    <style:style style:name="co12" style:family="table-column">
      <style:table-column-properties fo:break-before="auto" style:column-width="5.3709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4.0102in"/>
    </style:style>
    <style:style style:name="co15" style:family="table-column">
      <style:table-column-properties fo:break-before="auto" style:column-width="1.4728in"/>
    </style:style>
    <style:style style:name="co16" style:family="table-column">
      <style:table-column-properties fo:break-before="auto" style:column-width="5.4402in"/>
    </style:style>
    <style:style style:name="co17" style:family="table-column">
      <style:table-column-properties fo:break-before="auto" style:column-width="7.131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log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Test Case Summary</text:p>
          </table:table-cell>
          <table:table-cell table:style-name="ce2" office:value-type="string">
            <text:p>Logging in with an existing account</text:p>
          </table:table-cell>
          <table:table-cell table:style-name="ce2" office:value-type="string">
            <text:p>Note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procedure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Step 1</text:p>
          </table:table-cell>
          <table:table-cell office:value-type="string">
            <text:p>Navigate to <text:a xlink:href="https://secure.imdb.com/register-imdb/form-v2">https://secure.imdb.com/register-imdb/form-v2</text:a></text:p>
          </table:table-cell>
          <table:table-cell office:value-type="string">
            <text:p>This will instantiate a lightbox</text:p>
          </table:table-cell>
          <table:table-cell table:number-columns-repeated="1021"/>
        </table:table-row>
        <table:table-row table:style-name="ro2">
          <table:table-cell office:value-type="string">
            <text:p>Step 2</text:p>
          </table:table-cell>
          <table:table-cell office:value-type="string">
            <text:p>Click on one of the options: IMDB, Amazon, Facebook or Google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Click on IMDB</text:p>
          </table:table-cell>
          <table:table-cell office:value-type="string">
            <text:p>This forms contains an CAPTCHA element inhibiting automation</text:p>
          </table:table-cell>
          <table:table-cell table:number-columns-repeated="1021"/>
        </table:table-row>
        <table:table-row table:style-name="ro2">
          <table:table-cell office:value-type="string">
            <text:p>Step 4</text:p>
          </table:table-cell>
          <table:table-cell office:value-type="string">
            <text:p>Enter an Email address</text:p>
          </table:table-cell>
          <table:table-cell table:number-columns-repeated="1022"/>
        </table:table-row>
        <table:table-row table:style-name="ro2">
          <table:table-cell office:value-type="string">
            <text:p>Step 5</text:p>
          </table:table-cell>
          <table:table-cell office:value-type="string">
            <text:p>Enter a password</text:p>
          </table:table-cell>
          <table:table-cell table:number-columns-repeated="1022"/>
        </table:table-row>
        <table:table-row table:style-name="ro3">
          <table:table-cell office:value-type="string">
            <text:p>Step 6</text:p>
          </table:table-cell>
          <table:table-cell table:style-name="ce3" office:value-type="string">
            <text:p>Enter the name of the movie or person above</text:p>
          </table:table-cell>
          <table:table-cell table:number-columns-repeated="1022"/>
        </table:table-row>
        <table:table-row table:style-name="ro2">
          <table:table-cell office:value-type="string">
            <text:p>Step 7</text:p>
          </table:table-cell>
          <table:table-cell office:value-type="string">
            <text:p>Click the submit button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Click the close button</text:p>
          </table:table-cell>
          <table:table-cell table:number-columns-repeated="1022"/>
        </table:table-row>
        <table:table-row table:style-name="ro2">
          <table:table-cell office:value-type="string">
            <text:p>Step 9</text:p>
          </table:table-cell>
          <table:table-cell office:value-type="string">
            <text:p>Click on Amazon</text:p>
          </table:table-cell>
          <table:table-cell office:value-type="string">
            <text:p>This will launch a new page. Offsite pages are normally out of scope for testing.</text:p>
          </table:table-cell>
          <table:table-cell table:number-columns-repeated="1021"/>
        </table:table-row>
        <table:table-row table:style-name="ro2">
          <table:table-cell office:value-type="string">
            <text:p>Step 10</text:p>
          </table:table-cell>
          <table:table-cell office:value-type="string">
            <text:p>Close the new window</text:p>
          </table:table-cell>
          <table:table-cell table:number-columns-repeated="1022"/>
        </table:table-row>
        <table:table-row table:style-name="ro2">
          <table:table-cell office:value-type="string">
            <text:p>Step 11</text:p>
          </table:table-cell>
          <table:table-cell office:value-type="string">
            <text:p>Click on Facebook</text:p>
          </table:table-cell>
          <table:table-cell office:value-type="string">
            <text:p>This will launch a new page. Offsite pages are normally out of scope for testing.</text:p>
          </table:table-cell>
          <table:table-cell table:number-columns-repeated="1021"/>
        </table:table-row>
        <table:table-row table:style-name="ro2">
          <table:table-cell office:value-type="string">
            <text:p>Step 12</text:p>
          </table:table-cell>
          <table:table-cell office:value-type="string">
            <text:p>Close the new window</text:p>
          </table:table-cell>
          <table:table-cell table:number-columns-repeated="1022"/>
        </table:table-row>
        <table:table-row table:style-name="ro2">
          <table:table-cell office:value-type="string">
            <text:p>Step 13</text:p>
          </table:table-cell>
          <table:table-cell office:value-type="string">
            <text:p>Click on Google</text:p>
          </table:table-cell>
          <table:table-cell office:value-type="string">
            <text:p>This will launch a new page. Offsite pages are normally out of scope for testing.</text:p>
          </table:table-cell>
          <table:table-cell table:number-columns-repeated="1021"/>
        </table:table-row>
        <table:table-row table:style-name="ro2">
          <table:table-cell office:value-type="string">
            <text:p>Step 14</text:p>
          </table:table-cell>
          <table:table-cell office:value-type="string">
            <text:p>Close the new window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 CASE(S)</text:p>
          </table:table-cell>
          <table:table-cell table:style-name="ce2"/>
          <table:table-cell table:style-name="ce2" office:value-type="string">
            <text:p>Expected Result</text:p>
          </table:table-cell>
          <table:table-cell table:style-name="ce2" office:value-type="string">
            <text:p>Status</text:p>
          </table:table-cell>
          <table:table-cell table:style-name="ce2" table:number-columns-repeated="6"/>
          <table:table-cell table:style-name="ce2" office:value-type="string">
            <text:p>Expected Results</text:p>
          </table:table-cell>
          <table:table-cell table:style-name="ce2" office:value-type="string">
            <text:p>Status (not exec/Blocked/Fail/Pass)</text:p>
          </table:table-cell>
          <table:table-cell table:style-name="ce2" table:number-columns-repeated="1012"/>
        </table:table-row>
        <table:table-row table:style-name="ro2">
          <table:table-cell table:style-name="ce2"/>
          <table:table-cell table:style-name="ce2" office:value-type="string">
            <text:p>Verify login form fields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>
            <text:p>Test Case #login_001</text:p>
          </table:table-cell>
          <table:table-cell table:style-name="ce2" office:value-type="string">
            <text:p>Using the IMDB option, enter <text:s/>a blank E-mail address</text:p>
          </table:table-cell>
          <table:table-cell table:style-name="ce2" office:value-type="string">
            <text:p>An error message for this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Case #login_002</text:p>
          </table:table-cell>
          <table:table-cell table:style-name="ce2" office:value-type="string">
            <text:p>Using the IMDB option, enter <text:s/>an invalid E-mail password</text:p>
          </table:table-cell>
          <table:table-cell table:style-name="ce2" office:value-type="string">
            <text:p>An error message for this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Case #login_003</text:p>
          </table:table-cell>
          <table:table-cell table:style-name="ce4" office:value-type="string">
            <text:p>Using the IMDB option, enter an incorrect CAPTCHA field</text:p>
          </table:table-cell>
          <table:table-cell table:style-name="ce2" office:value-type="string">
            <text:p>An error message for this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Case #login_004</text:p>
          </table:table-cell>
          <table:table-cell table:style-name="ce2" office:value-type="string">
            <text:p>Enter the form correctly for all fields</text:p>
          </table:table-cell>
          <table:table-cell table:style-name="ce2" office:value-type="string">
            <text:p>Seeing the new user's homepage</text:p>
          </table:table-cell>
          <table:table-cell table:style-name="ce2" table:number-columns-repeated="1021"/>
        </table:table-row>
      </table:table>
      <table:table table:name="registration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2" table:default-cell-style-name="ce2"/>
        <table:table-row table:style-name="ro3">
          <table:table-cell table:style-name="ce1" office:value-type="string">
            <text:p>Test Case Summary</text:p>
          </table:table-cell>
          <table:table-cell office:value-type="string">
            <text:p>Registering a new user</text:p>
          </table:table-cell>
          <table:table-cell table:number-columns-repeated="1022"/>
        </table:table-row>
        <table:table-row table:style-name="ro2">
          <table:table-cell office:value-type="string">
            <text:p>Test procedure</text:p>
          </table:table-cell>
          <table:table-cell table:number-columns-repeated="1023"/>
        </table:table-row>
        <table:table-row table:style-name="ro3">
          <table:table-cell office:value-type="string">
            <text:p>Step 1</text:p>
          </table:table-cell>
          <table:table-cell office:value-type="string">
            <text:p>Navigate to <text:a xlink:href="https://secure.imdb.com/register-imdb/form-v2">https://secure.imdb.com/register-imdb/form-v2</text:a></text:p>
          </table:table-cell>
          <table:table-cell table:number-columns-repeated="1022"/>
        </table:table-row>
        <table:table-row table:style-name="ro2">
          <table:table-cell office:value-type="string">
            <text:p>Step 2</text:p>
          </table:table-cell>
          <table:table-cell office:value-type="string">
            <text:p>Enter a First Name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Enter a Last Name</text:p>
          </table:table-cell>
          <table:table-cell table:number-columns-repeated="1022"/>
        </table:table-row>
        <table:table-row table:style-name="ro2">
          <table:table-cell office:value-type="string">
            <text:p>Step 4</text:p>
          </table:table-cell>
          <table:table-cell office:value-type="string">
            <text:p>Select a Gender</text:p>
          </table:table-cell>
          <table:table-cell table:number-columns-repeated="1022"/>
        </table:table-row>
        <table:table-row table:style-name="ro2">
          <table:table-cell office:value-type="string">
            <text:p>Step 5</text:p>
          </table:table-cell>
          <table:table-cell office:value-type="string">
            <text:p>Enter a Birth Year</text:p>
          </table:table-cell>
          <table:table-cell table:number-columns-repeated="1022"/>
        </table:table-row>
        <table:table-row table:style-name="ro2">
          <table:table-cell office:value-type="string">
            <text:p>Step 6</text:p>
          </table:table-cell>
          <table:table-cell office:value-type="string">
            <text:p>Select a Country</text:p>
          </table:table-cell>
          <table:table-cell table:number-columns-repeated="1022"/>
        </table:table-row>
        <table:table-row table:style-name="ro2">
          <table:table-cell office:value-type="string">
            <text:p>Step 7</text:p>
          </table:table-cell>
          <table:table-cell office:value-type="string">
            <text:p>Enter a Postal Code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Enter a password</text:p>
          </table:table-cell>
          <table:table-cell table:number-columns-repeated="1022"/>
        </table:table-row>
        <table:table-row table:style-name="ro2">
          <table:table-cell office:value-type="string">
            <text:p>Step 9</text:p>
          </table:table-cell>
          <table:table-cell office:value-type="string">
            <text:p>Enter the same password from the previous step</text:p>
          </table:table-cell>
          <table:table-cell table:number-columns-repeated="1022"/>
        </table:table-row>
        <table:table-row table:style-name="ro2">
          <table:table-cell office:value-type="string">
            <text:p>Step 10</text:p>
          </table:table-cell>
          <table:table-cell office:value-type="string">
            <text:p>Submit the form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EST CASE(S)</text:p>
          </table:table-cell>
          <table:table-cell/>
          <table:table-cell office:value-type="string">
            <text:p>Expected Result</text:p>
          </table:table-cell>
          <table:table-cell office:value-type="string">
            <text:p>Status</text:p>
          </table:table-cell>
          <table:table-cell table:number-columns-repeated="6"/>
          <table:table-cell office:value-type="string">
            <text:p>Expected Results</text:p>
          </table:table-cell>
          <table:table-cell office:value-type="string">
            <text:p>Status (not exec/Blocked/Fail/Pass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erify registration form fields</text:p>
          </table:table-cell>
          <table:table-cell table:number-columns-repeated="1022"/>
        </table:table-row>
        <table:table-row table:style-name="ro2">
          <table:table-cell office:value-type="string">
            <text:p>Test Case #reg_001</text:p>
          </table:table-cell>
          <table:table-cell office:value-type="string">
            <text:p>Enter a blank First Name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2</text:p>
          </table:table-cell>
          <table:table-cell office:value-type="string">
            <text:p>Enter a blank Last Name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3</text:p>
          </table:table-cell>
          <table:table-cell office:value-type="string">
            <text:p>Enter an invalid Gender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4</text:p>
          </table:table-cell>
          <table:table-cell office:value-type="string">
            <text:p>Enter an invalid Year of birth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5</text:p>
          </table:table-cell>
          <table:table-cell office:value-type="string">
            <text:p>Enter an invalid Zip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6</text:p>
          </table:table-cell>
          <table:table-cell office:value-type="string">
            <text:p>Enter an blank E-mail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7</text:p>
          </table:table-cell>
          <table:table-cell office:value-type="string">
            <text:p>Enter an invalid E-mail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8</text:p>
          </table:table-cell>
          <table:table-cell office:value-type="string">
            <text:p>Enter an blank first password field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09</text:p>
          </table:table-cell>
          <table:table-cell office:value-type="string">
            <text:p>Enter an blank second password field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10</text:p>
          </table:table-cell>
          <table:table-cell office:value-type="string">
            <text:p>Enter an invalid first password field</text:p>
          </table:table-cell>
          <table:table-cell office:value-type="string">
            <text:p>An error message for this field</text:p>
          </table:table-cell>
          <table:table-cell table:number-columns-repeated="1021"/>
        </table:table-row>
        <table:table-row table:style-name="ro2">
          <table:table-cell office:value-type="string">
            <text:p>Test Case #reg_011</text:p>
          </table:table-cell>
          <table:table-cell office:value-type="string">
            <text:p>Enter the form correctly for all fields</text:p>
          </table:table-cell>
          <table:table-cell office:value-type="string">
            <text:p>Seeing the new user's homepag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tchlis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>
            <text:p>Test Case Summary</text:p>
          </table:table-cell>
          <table:table-cell table:style-name="ce2" office:value-type="string">
            <text:p>Adding a Movie to the User's Watchlist</text:p>
          </table:table-cell>
          <table:table-cell table:style-name="ce2" office:value-type="string">
            <text:p>Note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procedure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Step 1</text:p>
          </table:table-cell>
          <table:table-cell office:value-type="string">
            <text:p>Navigate to a Move page. For example: <text:a xlink:href="http://www.imdb.com/title/tt1267297/">http://www.imdb.com/title/tt1267297/</text:a></text:p>
          </table:table-cell>
          <table:table-cell table:number-columns-repeated="1022"/>
        </table:table-row>
        <table:table-row table:style-name="ro3">
          <table:table-cell office:value-type="string">
            <text:p>Step 2</text:p>
          </table:table-cell>
          <table:table-cell office:value-type="string">
            <text:p>Click on Watchlist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If the User is logged out, they should be prompted to Log in</text:p>
          </table:table-cell>
          <table:table-cell table:number-columns-repeated="1022"/>
        </table:table-row>
        <table:table-row table:style-name="ro2">
          <table:table-cell office:value-type="string">
            <text:p>Step 4</text:p>
          </table:table-cell>
          <table:table-cell office:value-type="string">
            <text:p>After logging in the User should return to the previous page</text:p>
          </table:table-cell>
          <table:table-cell table:number-columns-repeated="1022"/>
        </table:table-row>
        <table:table-row table:style-name="ro3">
          <table:table-cell office:value-type="string">
            <text:p>Step 5</text:p>
          </table:table-cell>
          <table:table-cell office:value-type="string">
            <text:p>Click on Watchlist (not the one with the arrow)</text:p>
          </table:table-cell>
          <table:table-cell table:number-columns-repeated="1022"/>
        </table:table-row>
        <table:table-row table:style-name="ro3">
          <table:table-cell office:value-type="string">
            <text:p>Step 6</text:p>
          </table:table-cell>
          <table:table-cell office:value-type="string">
            <text:p>There should be a tooltip that reads: Added to Watchlist</text:p>
          </table:table-cell>
          <table:table-cell table:number-columns-repeated="1022"/>
        </table:table-row>
        <table:table-row table:style-name="ro3">
          <table:table-cell office:value-type="string">
            <text:p>Step 7 </text:p>
          </table:table-cell>
          <table:table-cell office:value-type="string">
            <text:p>Navigate to the User's Watchlist. That Movie should appear in the Watchlist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Navigate back to the Movie</text:p>
          </table:table-cell>
          <table:table-cell table:number-columns-repeated="1022"/>
        </table:table-row>
        <table:table-row table:style-name="ro3">
          <table:table-cell office:value-type="string">
            <text:p>Step 9 </text:p>
          </table:table-cell>
          <table:table-cell office:value-type="string">
            <text:p>Click on Watchlist (not the one with the arrow)</text:p>
          </table:table-cell>
          <table:table-cell table:number-columns-repeated="1022"/>
        </table:table-row>
        <table:table-row table:style-name="ro3">
          <table:table-cell office:value-type="string">
            <text:p>Step 10</text:p>
          </table:table-cell>
          <table:table-cell office:value-type="string">
            <text:p>There should be a tooltip that reads: Removed from Watchlist</text:p>
          </table:table-cell>
          <table:table-cell table:number-columns-repeated="1022"/>
        </table:table-row>
        <table:table-row table:style-name="ro3">
          <table:table-cell office:value-type="string">
            <text:p>Step 11</text:p>
          </table:table-cell>
          <table:table-cell office:value-type="string">
            <text:p>Navigate to the User's Watchlist. That Movie should no longer appear in the Watchlis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 CASE(S)</text:p>
          </table:table-cell>
          <table:table-cell table:style-name="ce2"/>
          <table:table-cell table:style-name="ce2" office:value-type="string">
            <text:p>Expected Result</text:p>
          </table:table-cell>
          <table:table-cell table:style-name="ce2" office:value-type="string">
            <text:p>Status</text:p>
          </table:table-cell>
          <table:table-cell table:style-name="ce2" table:number-columns-repeated="6"/>
          <table:table-cell table:style-name="ce2" office:value-type="string">
            <text:p>Expected Results</text:p>
          </table:table-cell>
          <table:table-cell table:style-name="ce2" office:value-type="string">
            <text:p>Status (not exec/Blocked/Fail/Pass)</text:p>
          </table:table-cell>
          <table:table-cell table:style-name="ce2" table:number-columns-repeated="1012"/>
        </table:table-row>
      </table:table>
      <table:table table:name="movie" table:style-name="ta1" table:print="false">
        <table:table-column table:style-name="co14" table:default-cell-style-name="ce1"/>
        <table:table-column table:style-name="co15" table:default-cell-style-name="ce2"/>
        <table:table-column table:style-name="co5" table:number-columns-repeated="1022" table:default-cell-style-name="ce2"/>
        <table:table-row table:style-name="ro4">
          <table:table-cell office:value-type="string">
            <text:p>Test Case Summary</text:p>
          </table:table-cell>
          <table:table-cell office:value-type="string">
            <text:p>Searching for a Movie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Verifying any given Movie page contains all required elements <text:s/></text:p>
          </table:table-cell>
          <table:table-cell table:style-name="Default" table:number-columns-repeated="1023"/>
        </table:table-row>
      </table:table>
      <table:table table:name="search" table:style-name="ta1" table:print="false"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21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style-name="ce1" office:value-type="string">
            <text:p>Test Case Summary</text:p>
          </table:table-cell>
          <table:table-cell table:style-name="ce2" office:value-type="string">
            <text:p>Searching for a Movie</text:p>
          </table:table-cell>
          <table:table-cell table:style-name="ce2" office:value-type="string">
            <text:p>Note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Test procedure</text:p>
          </table:table-cell>
          <table:table-cell table:style-name="ce2"/>
          <table:table-cell table:style-name="ce4" office:value-type="string">
            <text:p>Observe that Movies that begin with the characters entered generate a suggestion list using predictive type ahead</text:p>
          </table:table-cell>
          <table:table-cell table:style-name="ce2" table:number-columns-repeated="1021"/>
        </table:table-row>
        <table:table-row table:style-name="ro2">
          <table:table-cell office:value-type="string">
            <text:p>Step 1</text:p>
          </table:table-cell>
          <table:table-cell table:style-name="ce2" office:value-type="string">
            <text:p>Navigate to a Movie page or Home page</text:p>
          </table:table-cell>
          <table:table-cell table:number-columns-repeated="1022"/>
        </table:table-row>
        <table:table-row table:style-name="ro2">
          <table:table-cell office:value-type="string">
            <text:p>Step 2</text:p>
          </table:table-cell>
          <table:table-cell office:value-type="string">
            <text:p>Enter a Movie </text:p>
          </table:table-cell>
          <table:table-cell table:number-columns-repeated="1022"/>
        </table:table-row>
        <table:table-row table:style-name="ro2">
          <table:table-cell office:value-type="string">
            <text:p>Step 3</text:p>
          </table:table-cell>
          <table:table-cell office:value-type="string">
            <text:p>Select the Movie from the list</text:p>
          </table:table-cell>
          <table:table-cell table:number-columns-repeated="1022"/>
        </table:table-row>
        <table:table-row table:style-name="ro2">
          <table:table-cell office:value-type="string">
            <text:p>Step 4</text:p>
          </table:table-cell>
          <table:table-cell office:value-type="string">
            <text:p>Return the test state to default</text:p>
          </table:table-cell>
          <table:table-cell table:number-columns-repeated="1022"/>
        </table:table-row>
        <table:table-row table:style-name="ro2">
          <table:table-cell office:value-type="string">
            <text:p>Step 5</text:p>
          </table:table-cell>
          <table:table-cell table:style-name="ce2" office:value-type="string">
            <text:p>Navigate to a Movie page or Home page</text:p>
          </table:table-cell>
          <table:table-cell table:number-columns-repeated="1022"/>
        </table:table-row>
        <table:table-row table:style-name="ro2">
          <table:table-cell office:value-type="string">
            <text:p>Step 6</text:p>
          </table:table-cell>
          <table:table-cell office:value-type="string">
            <text:p>Enter a Movie </text:p>
          </table:table-cell>
          <table:table-cell table:number-columns-repeated="1022"/>
        </table:table-row>
        <table:table-row table:style-name="ro2">
          <table:table-cell office:value-type="string">
            <text:p>Step 7</text:p>
          </table:table-cell>
          <table:table-cell office:value-type="string">
            <text:p>Press Enter</text:p>
          </table:table-cell>
          <table:table-cell table:number-columns-repeated="1022"/>
        </table:table-row>
        <table:table-row table:style-name="ro2">
          <table:table-cell office:value-type="string">
            <text:p>Step 8</text:p>
          </table:table-cell>
          <table:table-cell office:value-type="string">
            <text:p>The User will be take to a page that lists Movies that begin with the entered characters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7/23/2014</text:date>, <text:time>18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 Crook</meta:initial-creator>
    <meta:creation-date>2014-07-22T06:21:05</meta:creation-date>
    <dc:date>2014-07-23T18:15:58</dc:date>
    <dc:creator>Rich Crook</dc:creator>
    <meta:editing-duration>P1DT1H49M7S</meta:editing-duration>
    <meta:editing-cycles>15</meta:editing-cycles>
    <meta:generator>OpenOffice/4.0.1$Unix OpenOffice.org_project/401m5$Build-9714</meta:generator>
    <meta:document-statistic meta:table-count="5" meta:cell-count="173" meta:object-count="0"/>
    <meta:user-defined meta:name=""/>
  </office:meta>
</office:document-meta>
</file>